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1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SI/WUB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CBUS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CBUS2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CBUS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CBUS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7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5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3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2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1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BDBUS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GND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GND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CCSW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CCIOB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VCCIOA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EXTVCC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PORTVCC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0/TCK/SK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1/TDI/DU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2/TDO/D1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3/TMS/CS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4/GPIOL0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5/GPIOL1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6/GPIOL2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DBUS7/GPIOL3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CBUS0/GPIOH0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CBUS1/GPIOH1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CBUS2/GPIOH2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ACBUS3/GPIOH3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SI/WUA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_RSTIN_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_RSTOUT_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GND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GND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GND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GND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VCCUSB</text:p>
          </table:table-cell>
        </table:table-row>
      </table:table>
      <table:database-ranges>
        <table:database-range table:target-range-address="Sheet1.A21:Sheet1.G4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7">05/27/2006</text:date>, <text:time>10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5-27T10:26:49</meta:creation-date>
    <dc:date>2006-05-27T10:46:53</dc:date>
    <dc:language>en-US</dc:language>
    <meta:editing-cycles>3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table-count="1" meta:cell-count="200"/>
  </office:meta>
</office:document-meta>
</file>